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color="#c9211e" loext:opacity="100%"/>
    </style:style>
    <style:style style:name="P2" style:family="paragraph" style:parent-style-name="Heading_20_3">
      <style:paragraph-properties fo:margin-left="0cm" fo:margin-right="0cm" fo:text-indent="0cm" style:auto-text-indent="false" fo:padding="0.049cm" fo:border="0.06pt solid #d9d9e3"/>
      <style:text-properties fo:color="#ff0000" loext:opacity="100%"/>
    </style:style>
    <style:style style:name="P3" style:family="paragraph" style:parent-style-name="Heading_20_4">
      <style:paragraph-properties fo:margin-left="0cm" fo:margin-right="0cm" fo:text-indent="0cm" style:auto-text-indent="false" fo:padding="0.049cm" fo:border="0.06pt solid #d9d9e3"/>
    </style:style>
    <style:style style:name="P4" style:family="paragraph" style:parent-style-name="Heading_20_4">
      <style:paragraph-properties fo:margin-left="0cm" fo:margin-right="0cm" fo:text-indent="0cm" style:auto-text-indent="false" fo:padding="0.049cm" fo:border="0.06pt solid #d9d9e3"/>
      <style:text-properties fo:color="#81d41a" loext:opacity="100%"/>
    </style:style>
    <style:style style:name="P5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9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fo:font-weight="bold" officeooo:rsid="000f53fb" officeooo:paragraph-rsid="000f53fb" fo:background-color="#ffff00" style:font-weight-asian="bold" style:font-weight-complex="bold"/>
    </style:style>
    <style:style style:name="P10" style:family="paragraph" style:parent-style-name="Text_20_body">
      <style:paragraph-properties fo:margin-left="0cm" fo:margin-right="0cm" fo:line-height="115%" fo:text-align="justify" style:justify-single-word="false" fo:text-indent="0cm" style:auto-text-indent="false" fo:padding="0.049cm" fo:border="0.06pt solid #d9d9e3"/>
      <style:text-properties fo:font-weight="normal" officeooo:rsid="000f53fb" officeooo:paragraph-rsid="000f53fb" style:font-weight-asian="normal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fo:font-weight="normal" officeooo:rsid="000f53fb" officeooo:paragraph-rsid="000f53fb" fo:background-color="transparent" style:font-weight-asian="normal" style:font-weight-complex="normal"/>
    </style:style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Home Page:</text:h>
      <text:h text:style-name="P3" text:outline-level="4">Welcome Section:</text:h>
      <text:p text:style-name="P5">"Welcome to Indium Tech Spire Pvt. Ltd. (formerly known as ITSpire)"</text:p>
      <text:h text:style-name="P4" text:outline-level="4">About Us:</text:h>
      <text:p text:style-name="P5">"At Indium Tech Spire Pvt. Ltd., we specialize in providing cutting-edge IT services that empower businesses and organizations. With a rich history as ITSpire, we have rebranded ourselves to better reflect our commitment to innovation and excellence."</text:p>
      <text:p text:style-name="P9">From PPT:</text:p>
      <text:p text:style-name="P10">Indium Tech Spire Pvt. Ltd.(formerly known as iTSPIRE) is a specialist in IT/ITES solution &amp; Services Offering which has been formed in 2012 with a vision to provide cutting edge technology to define the great meaning in the field of Information Technology world. It has offices in Delhi&amp; Ranchi and undertakes work nationally for a range of clients in both the private and government sectors, We are a solutions based organization and pride ourselves on problem solving and assisting our clients in achieving their vision. We offer a wide bouquet of comprehensive service across the value chain. Our approach and Expertise is often a key factor in our ability to produce successful project outcomes. As a specialist IT Solution &amp; services, we work extensively in teams with other organization on large project work either in a lead role or as a team member depending on a particular client's needs. iTSPIRE is a signatory to the New innovative service protocol and is committed to achieving high quality service outcomes.</text:p>
      <text:h text:style-name="P4" text:outline-level="4">Key Services:</text:h>
      <text:list text:style-name="L1">
        <text:list-item>
          <text:p text:style-name="P6"><text:span text:style-name="Strong_20_Emphasis"><text:span text:style-name="T1">Data Center Design:</text:span></text:span> Transform your business with our state-of-the-art data center solutions, ensuring efficiency, security, and scalability.</text:p>
        </text:list-item>
        <text:list-item>
          <text:p text:style-name="P6"><text:span text:style-name="Strong_20_Emphasis"><text:span text:style-name="T1">CCTV Surveillance:</text:span></text:span> Enhance your security infrastructure with our advanced CCTV surveillance systems, providing real-time monitoring and peace of mind.</text:p>
        </text:list-item>
        <text:list-item>
          <text:p text:style-name="P6"><text:span text:style-name="Strong_20_Emphasis"><text:span text:style-name="T1">AMC Services:</text:span></text:span> Ensure the continuous performance of your IT infrastructure with our comprehensive Annual Maintenance Contract services.</text:p>
        </text:list-item>
        <text:list-item>
          <text:p text:style-name="P6"><text:span text:style-name="Strong_20_Emphasis"><text:span text:style-name="T1">GPS and GIS Systems:</text:span></text:span> Navigate the future with precision using our GPS and GIS systems, designed to optimize location-based data for better decision-making.</text:p>
        </text:list-item>
        <text:list-item>
          <text:p text:style-name="P6"><text:span text:style-name="Strong_20_Emphasis"><text:span text:style-name="T1">Access Control:</text:span></text:span> Safeguard your premises with our access control solutions, offering advanced security features and control over entry points.</text:p>
        </text:list-item>
      </text:list>
      <text:h text:style-name="P4" text:outline-level="4">Why Choose Us:</text:h>
      <text:p text:style-name="P5">"Indium Tech Spire Pvt. Ltd. stands out with a team of experts dedicated to delivering reliable and innovative IT solutions. We prioritize client satisfaction, ensuring seamless integration of technology to meet your business needs."</text:p>
      <text:h text:style-name="P3" text:outline-level="4"><text:soft-page-break/>Contact Information:</text:h>
      <text:p text:style-name="P5">"Get in touch with us to explore how our IT services can elevate your business. Call us at [Your Phone Number] or email us at [Your Email Address]."</text:p>
      <text:h text:style-name="P2" text:outline-level="3">2. Products/Services Page:</text:h>
      <text:h text:style-name="P3" text:outline-level="4">Data Center Design:</text:h>
      <text:p text:style-name="P5">"Revolutionize your IT infrastructure with our expert Data Center Design services. Our solutions are tailored to optimize performance, scalability, and security, ensuring your business stays ahead in the digital landscape."</text:p>
      <text:h text:style-name="P3" text:outline-level="4">CCTV Surveillance:</text:h>
      <text:p text:style-name="P5">"Secure your premises with our advanced CCTV Surveillance systems. Our solutions offer real-time monitoring, intelligent analytics, and a robust security framework to protect what matters most to you."</text:p>
      <text:h text:style-name="P3" text:outline-level="4">AMC Services:</text:h>
      <text:p text:style-name="P5">"Maximize the lifespan and efficiency of your IT assets with our Annual Maintenance Contract services. Our proactive approach ensures minimal downtime and maximum performance for your business-critical systems."</text:p>
      <text:h text:style-name="P3" text:outline-level="4">GPS and GIS Systems:</text:h>
      <text:p text:style-name="P5">"Navigate the future with precision using our GPS and GIS Systems. Harness the power of accurate location-based data to make informed decisions and gain a competitive edge in your industry."</text:p>
      <text:h text:style-name="P3" text:outline-level="4">Access Control:</text:h>
      <text:p text:style-name="P5">"Protect your assets and control access to your premises with our state-of-the-art Access Control solutions. Our systems provide a comprehensive security framework, ensuring only authorized personnel have entry."</text:p>
      <text:h text:style-name="P2" text:outline-level="3">3. About Us:</text:h>
      <text:h text:style-name="P3" text:outline-level="4">Company Overview:</text:h>
      <text:p text:style-name="P5">"At Indium Tech Spire Pvt. Ltd., we are passionate about leveraging technology to drive business success. With a history rooted in IT excellence as ITSpire, we have evolved to meet the dynamic needs of the modern digital landscape."</text:p>
      <text:p text:style-name="P9">From PPT:</text:p>
      <text:p text:style-name="P11">Aim: To Provide our client revolutionary ideas of iT Solution &amp; services to help them to reach out their business success with the efficacy and flexibility. And trying to build up a solution driven company with the help of our Technology Alliance and global iT market.</text:p>
      <text:p text:style-name="P11">Vision: To share new ideas continuously to change the life of ordinary to extraordinary with the help of innovative technology.</text:p>
      <text:h text:style-name="P3" text:outline-level="4"><text:soft-page-break/>Mission and Vision:</text:h>
      <text:p text:style-name="P5">"Our mission is to deliver innovative and reliable IT solutions that empower businesses to thrive in the digital age. We envision a future where technology is a catalyst for growth and efficiency."</text:p>
      <text:h text:style-name="P3" text:outline-level="4">Values:</text:h>
      <text:list text:style-name="L2">
        <text:list-item>
          <text:p text:style-name="P7"><text:span text:style-name="Strong_20_Emphasis"><text:span text:style-name="T1">Innovation:</text:span></text:span> Continuously strive for creative and groundbreaking solutions.</text:p>
        </text:list-item>
        <text:list-item>
          <text:p text:style-name="P7"><text:span text:style-name="Strong_20_Emphasis"><text:span text:style-name="T1">Excellence:</text:span></text:span> Commitment to delivering services of the highest quality.</text:p>
        </text:list-item>
        <text:list-item>
          <text:p text:style-name="P8"><text:span text:style-name="Strong_20_Emphasis"><text:span text:style-name="T1">Integrity:</text:span></text:span> Uphold honesty, transparency, and ethical business practices.</text:p>
        </text:list-item>
      </text:list>
      <text:h text:style-name="P2" text:outline-level="3">4. Projects:</text:h>
      <text:p text:style-name="P5">"Explore our diverse portfolio of successful projects that showcase our expertise in providing IT services. From designing robust data centers to implementing cutting-edge surveillance solutions, our projects exemplify our commitment to excellence and client satisfaction."</text:p>
      <text:h text:style-name="P2" text:outline-level="3">5. Partners:</text:h>
      <text:p text:style-name="P5">"We take pride in our strategic partnerships with leading technology providers. These collaborations enable us to deliver best-in-class solutions to our clients. Our network of partners strengthens our commitment to staying at the forefront of technological advancements.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00:31:46.763000000</meta:creation-date>
    <dc:date>2023-12-16T00:41:47.557000000</dc:date>
    <meta:editing-duration>PT10M1S</meta:editing-duration>
    <meta:editing-cycles>1</meta:editing-cycles>
    <meta:document-statistic meta:table-count="0" meta:image-count="0" meta:object-count="0" meta:page-count="3" meta:paragraph-count="44" meta:word-count="805" meta:character-count="5364" meta:non-whitespace-character-count="4611"/>
    <meta:generator>LibreOffice/7.6.4.1$Windows_X86_64 LibreOffice_project/e19e193f88cd6c0525a17fb7a176ed8e6a3e2aa1</meta:generator>
  </office:meta>
</office:document-meta>
</file>